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279cm" style:rel-column-width="12955*"/>
    </style:style>
    <style:style style:name="Table4.B" style:family="table-column">
      <style:table-column-properties style:column-width="4.184cm" style:rel-column-width="16530*"/>
    </style:style>
    <style:style style:name="Table4.C" style:family="table-column">
      <style:table-column-properties style:column-width="5.791cm" style:rel-column-width="22878*"/>
    </style:style>
    <style:style style:name="Table4.D" style:family="table-column">
      <style:table-column-properties style:column-width="3.334cm" style:rel-column-width="13172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21213*"/>
    </style:style>
    <style:style style:name="Table1.B" style:family="table-column">
      <style:table-column-properties style:column-width="5.027cm" style:rel-column-width="19861*"/>
    </style:style>
    <style:style style:name="Table1.C" style:family="table-column">
      <style:table-column-properties style:column-width="6.191cm" style:rel-column-width="2446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8" style:family="table" style:master-page-name="">
      <style:table-properties style:width="10.213cm" fo:margin-left="0.275cm" fo:margin-right="6.51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0.213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text-properties fo:language="en" fo:country="non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="Courier New1" fo:font-style="normal" style:font-name-asian="Courier New1" style:font-style-asian="normal" style:font-name-complex="Courier New1" style:font-style-complex="normal"/>
    </style:style>
    <style:style style:name="T3" style:family="text">
      <style:text-properties style:font-name="Courier New1" fo:font-size="12pt" fo:font-style="normal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" style:family="text">
      <style:text-properties fo:font-size="12pt" fo:language="en" fo:country="none" style:font-size-asian="12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80"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HeadersElement</text:h>
      <text:p text:style-name="P9">A skeletal implementation for headers, the parent of a group of <text:span text:style-name="Source_20_Text">HeaderElement</text:span>.</text:p>
      <text:h text:style-name="P7" text:outline-level="4">Class Name</text:h>
      <text:p text:style-name="P12"><text:span text:style-name="Source_20_Text"><text:span text:style-name="T4">org.zkoss.zul.impl.HeadersElement</text:span></text:span></text:p>
      <text:h text:style-name="P8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</text:p>
            </table:table-cell>
          </table:table-row>
        </table:table-header-rows>
        <table:table-row>
          <table:table-cell table:style-name="Table4.A2" office:value-type="string">
            <text:p text:style-name="P1"><text:span text:style-name="Source_20_Text">sizeable</text:span></text:p>
          </table:table-cell>
          <table:table-cell table:style-name="Table4.A2" office:value-type="string">
            <text:p text:style-name="P2">Sets the horizontal alignment of this column. Sets whether the width of the child column is sizable.</text:p>
          </table:table-cell>
          <table:table-cell table:style-name="Table4.A2" office:value-type="string">
            <text:p text:style-name="P1"><text:span text:style-name="Source_20_Text">boolean</text:span></text:p>
          </table:table-cell>
          <table:table-cell table:style-name="Table4.D2" office:value-type="string">
            <text:p text:style-name="P3"><text:span text:style-name="Source_20_Text">false</text:span></text:p>
          </table:table-cell>
        </table:table-row>
      </table:table>
      <text:h text:style-name="P10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Name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Return Data Typ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<text:span text:style-name="Source_20_Text"><text:span text:style-name="T3">getOuterAttrs()</text:span></text:span></text:p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3"><text:span text:style-name="Source_20_Text"><text:span text:style-name="T3">java.lang.String</text:span></text:span></text:p>
          </table:table-cell>
        </table:table-row>
      </table:table>
      <text:h text:style-name="P10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XulElement.xml">org.zkoss.zul.impl.XulElement</text:a></text:p>
          </table:table-cell>
        </table:table-row>
        <table:table-row table:style-name="Table8.3">
          <table:table-cell table:style-name="Table8.A2" office:value-type="string">
            <text:p text:style-name="P5"><text:a xlink:type="simple" xlink:href="../../../../home/robbiecheng/prj/zk1/zkdoc/devref/ch4/HtmlBasedComponent.xml">org.zkoss.zk.ui.HtmlBasedComponent</text:a><text:span text:style-name="T6"> </text:span></text:p>
          </table:table-cell>
        </table:table-row>
        <table:table-row table:style-name="Table8.3">
          <table:table-cell table:style-name="Table8.A2" office:value-type="string">
            <text:p text:style-name="P5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10-04T20:18:07</dc:date>
    <dc:language>en-US</dc:language>
    <meta:editing-cycles>39</meta:editing-cycles>
    <meta:editing-duration>PT47M2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4" meta:word-count="58" meta:character-count="502"/>
  </office:meta>
</office:document-meta>
</file>